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roximaNova" svg:font-family="ProximaNova, Helvetica, Arial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officeooo:rsid="0001b349" officeooo:paragraph-rsid="0001b349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officeooo:rsid="0001b349" officeooo:paragraph-rsid="0001b349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officeooo:paragraph-rsid="0001b349" style:font-size-asian="12pt" style:font-size-complex="12pt"/>
    </style:style>
    <style:style style:name="P4" style:family="paragraph" style:parent-style-name="Standard" style:list-style-name="L4">
      <style:paragraph-properties fo:line-height="100%" fo:text-align="start" style:justify-single-word="false"/>
      <style:text-properties fo:color="#000000" style:font-name="Liberation Serif" fo:font-size="12pt" officeooo:paragraph-rsid="0001b349" style:font-size-asian="12pt" style:font-size-complex="12pt"/>
    </style:style>
    <style:style style:name="P5" style:family="paragraph" style:parent-style-name="Text_20_body" style:list-style-name="L4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6" style:family="paragraph" style:parent-style-name="Text_20_body" style:list-style-name="L4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officeooo:paragraph-rsid="0001b349" style:font-size-asian="12pt" style:font-size-complex="12pt"/>
    </style:style>
    <style:style style:name="P7" style:family="paragraph" style:parent-style-name="Text_20_body" style:list-style-name="L4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4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orphans="2" fo:widows="2" fo:background-color="#ffffff" fo:padding="0cm" fo:border="none"/>
      <style:text-properties officeooo:paragraph-rsid="0001b349"/>
    </style:style>
    <style:style style:name="T1" style:family="text">
      <style:text-properties officeooo:rsid="0001b349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fo:font-size="12pt" fo:letter-spacing="normal" fo:font-style="normal" fo:font-weight="normal"/>
    </style:style>
    <style:style style:name="T4" style:family="text">
      <style:text-properties fo:font-variant="normal" fo:text-transform="none" fo:color="#202124" fo:letter-spacing="normal" fo:font-style="normal" fo:font-weight="normal"/>
    </style:style>
    <style:style style:name="T5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6" style:family="text">
      <style:text-properties fo:font-variant="normal" fo:text-transform="none" fo:color="#000000" fo:font-size="13.5pt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606060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606060" fo:font-size="10.5pt" fo:letter-spacing="normal" fo:font-style="normal" fo:font-weight="normal"/>
    </style:style>
    <style:style style:name="T11" style:family="text">
      <style:text-properties fo:font-variant="normal" fo:text-transform="none" fo:color="#606060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</text:p>
      <text:p text:style-name="P1"/>
      <text:p text:style-name="P2">1-</text:p>
      <text:p text:style-name="P3"/>
      <text:p text:style-name="P3"><text:span text:style-name="T1">2-</text:span><text:span text:style-name="T12">Ele foi o instrumento que faltava para a ditadura, focada na figura do presidente, acabar com os direitos políticos de dissidentes e intervir nos municípios e estados. Sua primeira medida foi o fechamento do Congresso Nacional até 21 de outubro de 1969.</text:span></text:p>
      <text:p text:style-name="P3"/>
      <text:p text:style-name="P3"><text:span text:style-name="T1">3-</text:span><text:span text:style-name="T12">O que ele quis dizer e que era necessário fazer o bolo crescer (criar e aumentar a renda) para então distribuir. O bolo cresceu (a renda), eles comeram, e os brasileiros estão até agora esperando um pedaço.</text:span></text:p>
      <text:p text:style-name="P3"/>
      <text:p text:style-name="P3"><text:span text:style-name="T1">4-</text:span></text:p>
      <text:list xml:id="list2688555503" text:style-name="L4">
        <text:list-item>
          <text:p text:style-name="P4"><text:span text:style-name="T12">Forte censura aos órgãos de imprensa.</text:span></text:p>
        </text:list-item>
        <text:list-item>
          <text:p text:style-name="P5"><text:span text:style-name="T13">Combate com repressão aos movimentos populares de esquerda, que protestavam contra a ditadura militar no Brasil. Os movimentos estudantil e sindical foram os principais alvos da repressão do governo Médici.</text:span></text:p>
        </text:list-item>
        <text:list-item>
          <text:p text:style-name="P5"><text:span text:style-name="T13">Combate à guerrilha urbana e rural utilizando, inclusive, métodos de tortura.</text:span></text:p>
        </text:list-item>
        <text:list-item>
          <text:p text:style-name="P5"><text:span text:style-name="T13">Crescimento acelerado da economia. Este período ficou conhecido como “milagre econômico”. Foi proporcionado graças a grande entrada de investimentos estrangeiros. O período também foi caracterizado pela estabilização da economia brasileira. O PIB (Produto Interno Bruto) aumentou muito neste período.</text:span></text:p>
        </text:list-item>
        <text:list-item>
          <text:p text:style-name="P5"><text:span text:style-name="T13">Grande desenvolvimento industrial.</text:span></text:p>
        </text:list-item>
        <text:list-item>
          <text:p text:style-name="P5"><text:span text:style-name="T13">Aumento da entrada no Brasil de empresas multinacionais.</text:span></text:p>
        </text:list-item>
        <text:list-item>
          <text:p text:style-name="P6"><text:span text:style-name="T13">Investimentos em grandes obras públicas, principalmente na área de infraestrutura. </text:span></text:p>
        </text:list-item>
        <text:list-item>
          <text:p text:style-name="P8"><text:span text:style-name="T8">Estimulo ao patriotismo, principalmente através do aumento de gastos com propagandas oficiais.</text:span></text:p>
        </text:list-item>
        <text:list-item>
          <text:p text:style-name="P7"><text:s/>Criação de empresas estatais, tais como: Embrapa, Telebrás e Infraero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roximaNova" svg:font-family="ProximaNova, Helvetica, Arial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0:54:24.927264863</meta:creation-date>
    <dc:date>2020-12-09T11:01:40.290992842</dc:date>
    <meta:editing-duration>PT7M16S</meta:editing-duration>
    <meta:editing-cycles>1</meta:editing-cycles>
    <meta:document-statistic meta:table-count="0" meta:image-count="0" meta:object-count="0" meta:page-count="1" meta:paragraph-count="14" meta:word-count="222" meta:character-count="1464" meta:non-whitespace-character-count="1263"/>
    <meta:generator>LibreOffice/6.4.6.2$Linux_X86_64 LibreOffice_project/40$Build-2</meta:generator>
  </office:meta>
</office:document-meta>
</file>